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c5c70" officeooo:paragraph-rsid="000c5c70"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5pt" fo:font-weight="normal" officeooo:rsid="000c5c70" officeooo:paragraph-rsid="000c5c70" style:font-size-asian="13.1000003814697pt" style:font-weight-asian="normal" style:font-size-complex="15pt" style:font-weight-complex="normal"/>
    </style:style>
    <style:style style:name="P3" style:family="paragraph" style:parent-style-name="Header">
      <style:text-properties officeooo:rsid="000c5c70" officeooo:paragraph-rsid="000c5c7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 3.1 : Rapport de développement</text:p>
      <text:p text:style-name="P1"/>
      <text:p text:style-name="P2"><text:tab/>L'application que nous développons n'est pas encore fonctionnelle. En effet certain des méthodes de notre classes principales (partie) ne fonctionne pas. De plus notre interface graphique ne permet pas encore de faire une partie.</text:p>
      <text:p text:style-name="P2"><text:tab/>Nous avons rencontrés plusieurs difficultés au court de ce projet. Première l'un des membres du groupe à quitté l'IUT en nous laissant donc avec des ressources en moins, ensuite nous avons pris du retard part un manque de régularité dans le codage des classes. </text:p>
      <text:p text:style-name="P2"><text:tab/>Nous avions prévu de faire un jeu avec de deux à six joueurs, cependant nous avons opté pour un jeu à deux pour gagné du temps et simplifié le code.</text:p>
      <text:p text:style-name="P2"><text:tab/>Pour lancer l'application il faut exécuter la classe « Main » en lui fournissant les noms des joueurs en paramètres.</text:p>
      <text:p text:style-name="P2"><text:tab/>Pour les test nous avons choisis deux classes : la classe « Des » et « Constructible ». Celle-ci se sont révélées tout à fait fonctionnelles.</text:p>
      <text:p text:style-name="P2"><text:tab/>Nous avons malheureusement pas eu le temps de mettre en place d'autre tes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c5c70" officeooo:paragraph-rsid="000c5c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17:37:03.819000000</meta:creation-date>
    <dc:date>2016-06-03T17:53:17.831000000</dc:date>
    <meta:editing-duration>PT3S</meta:editing-duration>
    <meta:editing-cycles>1</meta:editing-cycles>
    <meta:document-statistic meta:table-count="0" meta:image-count="0" meta:object-count="0" meta:page-count="1" meta:paragraph-count="7" meta:word-count="173" meta:character-count="1008" meta:non-whitespace-character-count="835"/>
    <meta:generator>LibreOffice/4.3.7.2$Windows_x86 LibreOffice_project/8a35821d8636a03b8bf4e15b48f59794652c68ba</meta:generator>
  </office:meta>
</office:document-meta>
</file>